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style:font-name-asian="Segoe UI" style:font-size-asian="6.80000019073486pt" style:language-asian="none" style:country-asian="none" style:font-name-complex="Alvi Nastaleeq" style:font-size-complex="6.80000019073486pt" style:language-complex="none" style:country-complex="none"/>
    </style:style>
    <style:style style:name="ce2" style:family="table-cell" style:parent-style-name="Default">
      <style:text-properties style:font-name="F" fo:font-size="12pt" fo:language="none" fo:country="none" style:font-name-asian="Segoe UI" style:font-size-asian="6.80000019073486pt" style:language-asian="none" style:country-asian="none" style:font-name-complex="Alvi Nastaleeq" style:font-size-complex="6.80000019073486pt" style:language-complex="none" style:country-complex="none"/>
    </style:style>
    <style:style style:name="T1" style:family="text">
      <style:text-properties fo:language="ar" fo:country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جب مصطفی ملے تو خدا کا پتا ملا<text:line-break/>پھر ساری کائنات کا پردہ <text:span text:style-name="T1">اُٹھا</text:span> ملا</text:p>
          </table:table-cell>
          <table:table-cell office:value-type="string" calcext:value-type="string">
            <text:p>نازاں ہیں ہم کہ ہم کو درِ مرتضیٰ ملا</text:p>
            <text:p>یہ در ہمیں ملا تو درِ مرتضیٰ ملا</text:p>
          </table:table-cell>
        </table:table-row>
        <table:table-row table:style-name="ro1">
          <table:table-cell table:style-name="ce2" office:value-type="string" calcext:value-type="string">
            <text:p>چھیڑا جہاں علیؑ کی ولایت کا تذکرہ</text:p>
            <text:p>مرجھا گیا کوئی، کوئی چہرہ کھلا ملا</text:p>
          </table:table-cell>
          <table:table-cell table:style-name="ce1" office:value-type="string" calcext:value-type="string">
            <text:p><text:span text:style-name="T1">عالَم</text:span> تمام بول رہا تھا علیؑ علیؑ<text:line-break/>میں بھی صدائیں دیتا ہوا <text:span text:style-name="T1">اُن</text:span> سے جا ملا</text:p>
          </table:table-cell>
        </table:table-row>
        <table:table-row table:style-name="ro1">
          <table:table-cell office:value-type="string" calcext:value-type="string">
            <text:p>لاکھوں ہزاروں سال کے سجدے <text:span text:style-name="T1">ہَوا</text:span> <text:span text:style-name="T1">ہُوئے</text:span><text:line-break/>ابلیس کو بتاؤ تو سجدوں سے کیا ملا</text:p>
          </table:table-cell>
          <table:table-cell office:value-type="string" calcext:value-type="string">
            <text:p>سجدہ فروعِ دین ہے، شبیرؑ اصلِ دین</text:p>
            <text:p>شبیرؑ مل گئے جسے اس کو خدا ملا</text:p>
          </table:table-cell>
        </table:table-row>
        <table:table-row table:style-name="ro1">
          <table:table-cell table:style-name="ce2" office:value-type="string" calcext:value-type="string">
            <text:p>ہمت ہے شرط، ایک قدم کا ہے فاصلہ</text:p>
            <text:p>جنت سے کربلا کا ہے رستہ ملا ملا</text:p>
          </table:table-cell>
          <table:table-cell office:value-type="string" calcext:value-type="string">
            <text:p>دنیا کی چاہ میں ہوئی دنیا بھی اس کی غیر</text:p>
            <text:p>حیدرؑ کی دشمنی میں بھلا اس کو کیا مل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6:58:17.641133000</meta:creation-date>
    <dc:date>2026-01-22T16:59:16.880003800</dc:date>
    <meta:editing-duration>PT59S</meta:editing-duration>
    <meta:editing-cycles>1</meta:editing-cycles>
    <meta:document-statistic meta:table-count="1" meta:cell-count="8" meta:object-count="0"/>
    <meta:generator>LibreOffice/25.8.4.2$Windows_X86_64 LibreOffice_project/290daaa01b999472f0c7a3890eb6a550fd74c6df</meta:generator>
  </office:meta>
</office:document-meta>
</file>